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0pt" style:font-size-asian="10pt" style:font-size-complex="10pt"/>
    </style:style>
    <style:style style:name="P2" style:family="paragraph" style:parent-style-name="Standard">
      <style:text-properties style:font-name="Verdana" fo:font-size="10pt" fo:font-style="italic" style:font-size-asian="10pt" style:font-style-asian="italic"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 Tap! Gather! The VineKing is a great multitasker! Are you?</text:p>
      <text:p text:style-name="P1"/>
      <text:p text:style-name="P1">You are the last VineKing! Your planet has been destroyed by a cataclysmic event! <text:s/>Use the power of the VineKing to bring life back to your planet! </text:p>
      <text:p text:style-name="P1"/>
      <text:p text:style-name="P2"><text:tab/>“My world was once a place of lush green, a kingdom of life and beauty. But now it lays as <text:tab/>only a dark shadow of its once glorious splendor. Shattered by the comet that came from <text:tab/>the heavens; <text:s/>Its molten core burst upon on the lands and twisted the planet into a place <text:tab/>of soot and darkness. </text:p>
      <text:p text:style-name="P2"/>
      <text:p text:style-name="P2"><text:tab/>With the power the VineKings, I must rebuild our kingdom. I will set forth against this <text:tab/>unknown darkness and prevail over whatever forces may oppose me. I will regrow all the <text:tab/>lands and they will give birth to a new generation of Vinelings and eventually a new <text:tab/>VineKing to take my place. I will reclaim our planet!</text:p>
      <text:p text:style-name="P2"/>
      <text:p text:style-name="P2"><text:tab/>I am the last VineKing, my journey begins here.”</text:p>
      <text:p text:style-name="P2"/>
      <text:p text:style-name="P2"><text:tab/>~the last VineKing</text:p>
      <text:p text:style-name="P1"/>
      <text:p text:style-name="P1">Challenge yourself with the frantic and fun VineKing! Draw! Tap! Gather! Thats what it's all about! Sounds easy, right? It is! But the challenge comes in Multitasking! Can you beat all the challenges that await you? This mind bending, furious, and frantic game comes to you from Pixel Vandals Inc. <text:s/>The unique gameplay takes the simplest of tasks, Draw! Tap! Gather! , and combines them in a way to make for a very unique and challenging experience! A heart pumping action game, “VineKing” pits you as the last VineKing against an ever changing host of obstacles and monsters! Draw lines to smash through the Lava Rock that has covered your once green planet. Tap monsters and protect the VineKing from danger. Gather seeds to help regrow the entire planet. <text:s/>Travel through over 30 increasingly more difficult levels as you journey throughout the land and bring life back to the entire planet. <text:s/>Upgrade the VineKing using your rewards for beating levels. </text:p>
      <text:p text:style-name="P1"/>
      <text:p text:style-name="P1">Enjoy the rush of VineKing! A simple and frantic game! <text:s/>A quick pick up and play experience with a real challenge! </text:p>
      <text:p text:style-name="P1"/>
      <text:p text:style-name="P1">Protect your VineKing from a host of Monsters who have taken over your planet. <text:s/></text:p>
      <text:p text:style-name="P1"/>
      <text:p text:style-name="P1">Smash through the Lava Rock and return Life to land! Reclaim your planet as you play through over 30 progressively more challenging levels! </text:p>
      <text:p text:style-name="P1"/>
      <text:p text:style-name="P1">Gather Seeds and use your rewards to claim new levels of power!</text:p>
      <text:p text:style-name="P1"/>
      <text:p text:style-name="P1">30+ Challenging Levels</text:p>
      <text:p text:style-name="P1">At first it might be easy, but each level gets progressively more challenging!</text:p>
      <text:p text:style-name="P1"/>
      <text:p text:style-name="P1">Unique Boss Levels!</text:p>
      <text:p text:style-name="P1">Big bosses with Big attitude!</text:p>
      <text:p text:style-name="P1"/>
      <text:p text:style-name="P1">Simple RPG System with 18 levels of Character Upgrades.</text:p>
      <text:p text:style-name="P1">As you play, invest rewards to reach new heights of power!</text:p>
      <text:p text:style-name="P1"/>
      <text:p text:style-name="P1">Full Game Center Support!</text:p>
      <text:p text:style-name="P1">s</text:p>
      <text:p text:style-name="P1">Over 60 Achiev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5T16:46:54.89</meta:creation-date>
    <dc:date>2011-05-20T13:29:19.68</dc:date>
    <meta:editing-duration>PT01H16M30S</meta:editing-duration>
    <meta:editing-cycles>10</meta:editing-cycles>
    <meta:generator>OpenOffice.org/3.2$Win32 OpenOffice.org_project/320m12$Build-9483</meta:generator>
    <meta:document-statistic meta:table-count="0" meta:image-count="0" meta:object-count="0" meta:page-count="1" meta:paragraph-count="20" meta:word-count="448" meta:character-count="2553"/>
  </office:meta>
</office:document-meta>
</file>